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13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oseph, (Son of Jacob)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Onkelo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is lecture was found inserted inside another (SMBx12FF2_13a)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/</text:p>
      <text:p text:style-name="P2"/>
      <text:p text:style-name="P3">[Page 1]</text:p>
      <text:p text:style-name="P3">As a portrait from the <text:span text:style-name="T2">pencil</text:span><text:span text:style-name="T3"> brush of a great master, will unfold all/ the loveliness of its lineaments, after a very close observation so do the/ virtues which adorned the character of the main subject of our Parasha disclose/ the full radiance of their excellence the nearer we draw our minds to them./ <text:s/>An ancient translator has rendered a sentence in the early history of Joseph, in/ a manner rather singular. <text:s/>We read that "Israel loved Joseph above all his children,/ because he was the son of his old age" [Hebrew] <text:s/>The Aramaic translation/ by Onkelos reads thus:"Israel loved Joseph above all his children, because he was to him/ a wise son" [Hebrew] <text:s/>I will not discuss now the correctness/ or incorrectness of that version. <text:s/>It may not be borne out by the literal text, but/ that wisdom--the godly quality attributed to that youth--was soon stamped/ upon his soul, a checkered <text:s/>existence incontestably proves. <text:s/>Wisdom--which is/ the exercising of righteous measures, to accomplish righteous ends--governed Joseph's/ conduct in all the relations of life. <text:s/>Joseph loved his father most dearly. <text:s/>The/ heart which had swelled with filial attachment under the peculiar garment indic-/-ative of paternal preference, throbbed with the same sentiment, under garments, which/ denoted some regal powers. <text:s/>"I am Joseph, is my </text:span><text:soft-page-break/><text:span text:style-name="T3">father yet alive?" was the first utterance/ of the viceroy of Egypt at the moment of revealing himself to his brothers, who/ stood in his presence, bewildered. <text:s/>Mark it well: He had just heard from their lips,/ that Jacob was living and well [Hebrew], but the question arose spon-/-taneously from a heart overflowing with love. <text:s/>It could not be restrained. <text:s/>The thought/ </text:span><text:span text:style-name="T2">fore</text:span><text:span text:style-name="T3">uppermost in his mind must find expression. <text:s/>But here I am asked. <text:s/>If such/ was the depth of filial affection dominating Joseph, why did he allow over twenty/ years to pass by without making any search of a father so cherished, so profoundly/ revered? <text:s/>All of us </text:span><text:span text:style-name="T2">may</text:span><text:span text:style-name="T3"> will agree that as a slave, or as a prisoner he may not/ have suffered an instant to pass away, before sending that important commu-/-nication </text:span><text:span text:style-name="T2">and</text:span><text:span text:style-name="T3"> so as to restore gladness. <text:s/>The Aramaic translation of Onkelos solves/ </text:span><text:span text:style-name="T2">that natural question</text:span><text:span text:style-name="T3"> a query naturally arising [Hebrew] "He was </text:span><text:span text:style-name="T2">to him</text:span><text:span text:style-name="T3"> a wise son". <text:s/>The/ unavoidable disclosure of the plot, which had plunged a fond parent into/ inconsolable grief, might have brought down a curse upon the heads of ten/ sons; awakened again the ill will once nurtured against Rachel's favorite child,/ and prevented the realization of those dreams, which an inner voice declared pro-/-phetic. <text:s/>Not so, when the guilty ones themselves, with tokens of fraternal/ reconciliation, with brightened countenances, tell in accent not to be mis-/-understood, "Joseph lives yet; he is the ruler over all the land of Egypt." <text:s/>[Hebrew]/ [Hebrew] <text:s/>That news so joyously told, is the dove with the olive/ branch, which betokens the </text:span><text:span text:style-name="T2">calming</text:span><text:span text:style-name="T3"> subsiding of stormy passions. <text:s/>It is the rainbow of/ family peace and reunion. <text:s/>The heart of Jacob suddenly opened to emotions/ long unfelt, can find naught also but words of most touching affection for the/ virtuously wise son.' <text:s/>It is enough, my son Joseph is yet alive, I will go and see/ him before I die" [Hebrew] <text:s/>Let us look/ again upon that splendid </text:span><text:span text:style-name="T2">impersonation</text:span><text:span text:style-name="T3"> model of virtuous wisdom. <text:s/>We shall/ discover its brilliant lineaments. <text:s/>The viceroy of Egypt might have pre-/-pared in the royal court a sumptuous suite of rooms for his own kingsmen. <text:s/>What/ a satisfaction for the dutiful child, to set a habitation for his parents, where he/ himself dwelt! <text:s/>Yet, Jacob's household were purposely stationed far away from/ the metropolis. <text:s/>Joseph desired that the ancestral profession, of simple pasturage,/</text:span></text:p>
      <text:p text:style-name="P3"><text:span text:style-name="T3"/></text:p>
      <text:p text:style-name="P3"><text:span text:style-name="T3">[Page 2]</text:span></text:p>
      <text:p text:style-name="P3"><text:span text:style-name="T3">might not exchange for others considered of greater dignity, but beset perhaps with/ </text:span><text:span text:style-name="T2">many</text:span><text:span text:style-name="T3"> great dangers. <text:s/>Shepherds were looked upon with abhorrence by the Egyptian/ natives, though apparently favored at that period of the world's history by the ruling dynasty. <text:s/>Joseph/ would therefore secure for his family a place, where, pursuing their ancient cal-/-ling, might live tranquilly. <text:s/>But a still higher thought actuated the Hebrew who/ had openly confessed his belief in God [Hebrew]. <text:s/>He prized the precious know-/-ledge inherited from the patriarchs, for above the rare learning for which the priests of/ Egypt were renowned, far above the sciences, which if enabling men to build pyramids, which/ defied the crushing strokes of time, obelisks and mausoleums at which we still marvel,/ did not prevent a worship degrading and licentious. <text:s/>That patriarchal imparting/ he would not preserve in the midst of the descendants of Abraham, the adorer of the One only/ God. <text:s/>He would keep them at a distant from inveterate polytheists. <text:s/>Yet to show the nation whom/ he governed that not because he felt ashamed of his parentage and extraction, he had removed/ his relatives form the capital, the illustrious son himself introduced his old father--a mere shepherd--to/ [Hebrew] &amp; made him stand erect </text:span><text:span text:style-name="T2">before [?]</text:span><text:span text:style-name="T3">, not bent, before Pharaoh,/ the dreaded Monarch of Mizraim. <text:s/>From the happy moment that father and son were/ again clasped in each other's arms, every movement in the latter betokened virtuous wisdom. <text:s/>The aged/ patriarch so interpreted every action of his Joseph, therefore, when on his death bed, overflowing/ affection drew from his lips the sweetest blessing upon the child of his Rachel, he declared/ that child the very corner stone of the house of Israel [Hebrew]/ <text:s/>But the character which our Parasha pictures with such noble features, showed/ glowing wisdom, most brilliantly in other traits. <text:s/>"Revenge is sweet" says an immoral/ adage. <text:s/>Who could have evoked it more fully than Joseph upon his brothers?/ <text:s/>They had come unwares[sic!] under his power. <text:s/>Those who had plotted his ruin were ab-/-solutely in his grasp. <text:s/>Why not thrust into their sides the thorns by which/ he had been so severely pricked? <text:s/>Had he not endured exile, servitude, long/ imprisonment through their envy? <text:s/>Now the hour had arrived to </text:span><text:soft-page-break/><text:span text:style-name="T3">force/ into their lips the bitter cup which he was made to swallow to the dregs./ <text:s/>But....no; What art thou mortal, that darest to arrogate to thyself powers/ not thy own? <text:s/>The evil </text:span><text:span text:style-name="T2">desi</text:span><text:span text:style-name="T3"> devised against thee cannot do thee arm[sic!], if thou/ be righteous, for Providence directs human events. <text:s/>That comforting belief which/ had upheld Joseph amidst the </text:span><text:span text:style-name="T2">sincerest</text:span><text:span text:style-name="T3"> sorest trials, infused into his soul a spirit/ of forgiveness, of pity for the sinners, an irresistible <text:s/>wish, to erase from their/ minds even the remembrance of their guilt. <text:s/>Joseph's austere demeanour/ towards his brothers at the outset was the wise means to reach a righteous end./ <text:s/>He would ascertain whether they recognized the enormity of their former sin, and they/ would at all hazards shield Benjamin, his own mother's child from the danger/ which apparently threatened the youth. <text:s/>When that had become clear to his mind,/ then tears and kisses, munificent gifts and comforting words drew hearts to/ hearts in fraternal reconciliation. <text:s/>"It was not you who sent me hither but/ God." <text:s/>Do not regret the past. <text:s/>It was a Divine ordination hidden from our short-/-sight</text:span><text:span text:style-name="T2">edness</text:span><text:span text:style-name="T3">". <text:s/>That is wisdom, the inseparable associate of human goodness./ <text:s/>And when after the death of their father, Joseph's brothers, dreading retributive/ Justice, resorted to a stratagem, in order to avert its strokes, the wise son [Hebrew]/ allayed their fears. <text:s/>How could he punish, what had yielded so much hap-/-piness to families and nations? <text:s/>That is the sweet revenge, which/ wisdom dictates--to return good for evil. <text:s/>Quote not for me the new testament,/ when the old present the personification of human goodness in a picture so/ magnificent. <text:s/>Hold it before your visions, rising generation of Israel./ <text:s/>Copy it, yet children of my peopl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4:41:08.57</meta:creation-date>
    <meta:document-statistic meta:table-count="0" meta:image-count="0" meta:object-count="0" meta:page-count="4" meta:paragraph-count="69" meta:word-count="1464" meta:character-count="9271"/>
    <dc:date>2012-11-28T15:40:50.72</dc:date>
    <meta:editing-duration>PT10M11S</meta:editing-duration>
    <meta:editing-cycles>1</meta:editing-cycles>
    <meta:generator>OpenOffice.org/3.4.1$Win32 OpenOffice.org_project/341m1$Build-9593</meta:generator>
  </office:meta>
</office:document-meta>
</file>